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Arial" svg:font-family="Arial, sans-serif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1pt" fo:language="gl" fo:country="ES" fo:font-weight="bold" officeooo:paragraph-rsid="000aa026" style:font-name-asian="Times New Roman1" style:font-size-asian="11pt" style:language-asian="gl" style:country-asian="ES" style:font-weight-asian="bold" style:font-size-complex="11pt" style:font-weight-complex="bold"/>
    </style:style>
    <style:style style:name="P2" style:family="paragraph" style:parent-style-name="Standard">
      <style:paragraph-properties fo:margin-left="1.27cm" fo:margin-right="0cm" fo:margin-top="0cm" fo:margin-bottom="0cm" loext:contextual-spacing="false" fo:line-height="100%" fo:text-align="center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b970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1.27cm"/>
        </style:tab-stops>
      </style:paragraph-properties>
      <style:text-properties officeooo:paragraph-rsid="0015f9de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5f9de" officeooo:paragraph-rsid="0015f9de" style:font-name-asian="Times New Roman1" style:font-size-asian="10pt" style:language-asian="gl" style:country-asian="ES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bold" officeooo:rsid="0015f9de" officeooo:paragraph-rsid="0015f9de" style:font-name-asian="Times New Roman1" style:font-size-asian="10pt" style:language-asian="gl" style:country-asian="ES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bold" officeooo:rsid="0015f9de" officeooo:paragraph-rsid="0015f9de" style:font-name-asian="Times New Roman1" style:font-size-asian="10pt" style:language-asian="gl" style:country-asian="ES" style:font-weight-asian="bold" style:font-size-complex="10pt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db14f" officeooo:paragraph-rsid="001d47e5" style:font-name-asian="Times New Roman1" style:font-size-asian="10pt" style:language-asian="gl" style:country-asian="ES" style:font-weight-asian="normal" style:font-size-complex="10pt" style:font-weight-complex="normal"/>
    </style:style>
    <style:style style:name="P8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84713"/>
    </style:style>
    <style:style style:name="P9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f2dea"/>
    </style:style>
    <style:style style:name="P10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db14f"/>
    </style:style>
    <style:style style:name="P11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f2dea"/>
    </style:style>
    <style:style style:name="P12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118f4"/>
    </style:style>
    <style:style style:name="P13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1d47e5"/>
    </style:style>
    <style:style style:name="P14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b1029"/>
    </style:style>
    <style:style style:name="P15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b1029"/>
    </style:style>
    <style:style style:name="P16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bcdd2"/>
    </style:style>
    <style:style style:name="P17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c2356"/>
    </style:style>
    <style:style style:name="P18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3505f9"/>
    </style:style>
    <style:style style:name="P19" style:family="paragraph" style:parent-style-name="Standard" style:list-style-name="L7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paragraph-rsid="002c2356"/>
    </style:style>
    <style:style style:name="P20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84713" officeooo:paragraph-rsid="00184713" style:font-name-asian="Times New Roman1" style:font-size-asian="10pt" style:language-asian="gl" style:country-asian="ES" style:font-weight-asian="normal" style:font-size-complex="10pt" style:font-weight-complex="normal"/>
    </style:style>
    <style:style style:name="P21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84713" officeooo:paragraph-rsid="00184713" style:font-name-asian="Times New Roman1" style:font-size-asian="10pt" style:language-asian="gl" style:country-asian="ES" style:font-weight-asian="normal" style:font-size-complex="10pt" style:font-weight-complex="normal"/>
    </style:style>
    <style:style style:name="P22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84713" officeooo:paragraph-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P23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b25c2" officeooo:paragraph-rsid="001b25c2" style:font-name-asian="Times New Roman1" style:font-size-asian="10pt" style:language-asian="gl" style:country-asian="ES" style:font-weight-asian="normal" style:font-size-complex="10pt" style:font-weight-complex="normal"/>
    </style:style>
    <style:style style:name="P24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f2dea" officeooo:paragraph-rsid="001f2dea" style:font-name-asian="Times New Roman1" style:font-size-asian="10pt" style:language-asian="gl" style:country-asian="ES" style:font-weight-asian="normal" style:font-size-complex="10pt" style:font-weight-complex="normal"/>
    </style:style>
    <style:style style:name="P25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db14f" officeooo:paragraph-rsid="001db14f" style:font-name-asian="Times New Roman1" style:font-size-asian="10pt" style:language-asian="gl" style:country-asian="ES" style:font-weight-asian="normal" style:font-size-complex="10pt" style:font-weight-complex="normal"/>
    </style:style>
    <style:style style:name="P26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84fb1" officeooo:paragraph-rsid="00184fb1" style:font-name-asian="Times New Roman1" style:font-size-asian="10pt" style:language-asian="gl" style:country-asian="ES" style:font-weight-asian="normal" style:font-size-complex="10pt" style:font-weight-complex="normal"/>
    </style:style>
    <style:style style:name="P27" style:family="paragraph" style:parent-style-name="Standard" style:list-style-name="L5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84fb1" officeooo:paragraph-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P28" style:family="paragraph" style:parent-style-name="Standard" style:list-style-name="L6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184fb1" officeooo:paragraph-rsid="00184fb1" style:font-name-asian="Times New Roman1" style:font-size-asian="10pt" style:language-asian="gl" style:country-asian="ES" style:font-weight-asian="normal" style:font-size-complex="10pt" style:font-weight-complex="normal"/>
    </style:style>
    <style:style style:name="P29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2b1029" officeooo:paragraph-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P30" style:family="paragraph" style:parent-style-name="Standard" style:list-style-name="L4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2bcdd2" officeooo:paragraph-rsid="002bcdd2" style:font-name-asian="Times New Roman1" style:font-size-asian="10pt" style:language-asian="gl" style:country-asian="ES" style:font-weight-asian="normal" style:font-size-complex="10pt" style:font-weight-complex="normal"/>
    </style:style>
    <style:style style:name="P31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184713" officeooo:paragraph-rsid="00184713"/>
    </style:style>
    <style:style style:name="P32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1f2dea" officeooo:paragraph-rsid="001f2dea"/>
    </style:style>
    <style:style style:name="P33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1db14f" officeooo:paragraph-rsid="001db14f"/>
    </style:style>
    <style:style style:name="P34" style:family="paragraph" style:parent-style-name="Standard" style:list-style-name="Numbering_20_abc">
      <loext:graphic-properties draw:fill="none"/>
      <style:paragraph-properties fo:margin-top="0cm" fo:margin-bottom="0cm" loext:contextual-spacing="false" fo:line-height="100%" fo:text-align="justify" style:justify-single-word="false" fo:background-color="transparent">
        <style:tab-stops>
          <style:tab-stop style:position="1.27cm"/>
        </style:tab-stops>
      </style:paragraph-properties>
      <style:text-properties officeooo:rsid="002b1029" officeooo:paragraph-rsid="002b1029"/>
    </style:style>
    <style:style style:name="P35" style:family="paragraph" style:parent-style-name="Standard" style:list-style-name="L1" style:master-page-name="">
      <loext:graphic-properties draw:fill="none"/>
      <style:paragraph-properties fo:margin-top="0cm" fo:margin-bottom="0cm" loext:contextual-spacing="false" fo:line-height="100%" fo:text-align="justify" style:justify-single-word="false" style:page-number="auto" fo:background-color="transparent">
        <style:tab-stops>
          <style:tab-stop style:position="1.27cm"/>
        </style:tab-stops>
      </style:paragraph-properties>
      <style:text-properties officeooo:paragraph-rsid="001d47e5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>
          <style:tab-stop style:position="1.27cm"/>
        </style:tab-stops>
      </style:paragraph-properties>
      <style:text-properties style:font-name="Arial1" fo:font-size="10pt" fo:language="gl" fo:country="ES" fo:font-weight="normal" officeooo:rsid="002bcdd2" officeooo:paragraph-rsid="003505f9" style:font-name-asian="Times New Roman1" style:font-size-asian="10pt" style:language-asian="gl" style:country-asian="ES" style:font-weight-asian="normal" style:font-size-complex="10pt" style:font-weight-complex="normal"/>
    </style:style>
    <style:style style:name="T1" style:family="text">
      <style:text-properties style:font-name="Arial1" fo:font-size="10pt" fo:language="gl" fo:country="ES" fo:font-weight="bold" officeooo:rsid="00165e8c" style:font-name-asian="Times New Roman1" style:font-size-asian="10pt" style:language-asian="gl" style:country-asian="ES" style:font-weight-asian="bold" style:font-size-complex="10pt" style:font-weight-complex="bold"/>
    </style:style>
    <style:style style:name="T2" style:family="text">
      <style:text-properties style:font-name="Arial1" fo:font-size="10pt" fo:language="gl" fo:country="ES" fo:font-weight="bold" officeooo:rsid="000b9702" style:font-name-asian="Times New Roman1" style:font-size-asian="10pt" style:language-asian="gl" style:country-asian="ES" style:font-weight-asian="bold" style:font-size-complex="10pt" style:font-weight-complex="bold"/>
    </style:style>
    <style:style style:name="T3" style:family="text">
      <style:text-properties style:font-name="Arial1" fo:font-size="10pt" fo:language="gl" fo:country="ES" fo:font-weight="bold" officeooo:rsid="0015f9de" style:font-name-asian="Times New Roman1" style:font-size-asian="10pt" style:language-asian="gl" style:country-asian="ES" style:font-weight-asian="bold" style:font-size-complex="10pt" style:font-weight-complex="bold"/>
    </style:style>
    <style:style style:name="T4" style:family="text">
      <style:text-properties style:font-name="Arial1" fo:font-size="10pt" fo:language="gl" fo:country="ES" fo:font-weight="bold" officeooo:rsid="0019ff7e" style:font-name-asian="Times New Roman1" style:font-size-asian="10pt" style:language-asian="gl" style:country-asian="ES" style:font-weight-asian="bold" style:font-size-complex="10pt" style:font-weight-complex="bold"/>
    </style:style>
    <style:style style:name="T5" style:family="text">
      <style:text-properties style:font-name="Arial1" fo:font-size="10pt" fo:language="gl" fo:country="ES" fo:font-weight="bold" officeooo:rsid="001db14f" style:font-name-asian="Times New Roman1" style:font-size-asian="10pt" style:language-asian="gl" style:country-asian="ES" style:font-weight-asian="bold" style:font-size-complex="10pt" style:font-weight-complex="bold"/>
    </style:style>
    <style:style style:name="T6" style:family="text">
      <style:text-properties style:font-name="Arial1" fo:font-size="10pt" fo:language="gl" fo:country="ES" fo:font-weight="bold" officeooo:rsid="002bcdd2" style:font-name-asian="Times New Roman1" style:font-size-asian="10pt" style:language-asian="gl" style:country-asian="ES" style:font-weight-asian="bold" style:font-size-complex="10pt" style:font-weight-complex="bold"/>
    </style:style>
    <style:style style:name="T7" style:family="text">
      <style:text-properties style:font-name="Arial1" fo:font-size="10pt" fo:language="gl" fo:country="ES" fo:font-weight="normal" style:font-name-asian="Times New Roman1" style:font-size-asian="10pt" style:language-asian="gl" style:country-asian="ES" style:font-weight-asian="normal" style:font-size-complex="10pt" style:font-weight-complex="normal"/>
    </style:style>
    <style:style style:name="T8" style:family="text">
      <style:text-properties style:font-name="Arial1" fo:font-size="10pt" fo:language="gl" fo:country="ES" fo:font-weight="normal" officeooo:rsid="00184713" style:font-name-asian="Times New Roman1" style:font-size-asian="10pt" style:language-asian="gl" style:country-asian="ES" style:font-weight-asian="normal" style:font-size-complex="10pt" style:font-weight-complex="normal"/>
    </style:style>
    <style:style style:name="T9" style:family="text">
      <style:text-properties style:font-name="Arial1" fo:font-size="10pt" fo:language="gl" fo:country="ES" fo:font-weight="normal" officeooo:rsid="00184fb1" style:font-name-asian="Times New Roman1" style:font-size-asian="10pt" style:language-asian="gl" style:country-asian="ES" style:font-weight-asian="normal" style:font-size-complex="10pt" style:font-weight-complex="normal"/>
    </style:style>
    <style:style style:name="T10" style:family="text">
      <style:text-properties style:font-name="Arial1" fo:font-size="10pt" fo:language="gl" fo:country="ES" fo:font-weight="normal" officeooo:rsid="0019ff7e" style:font-name-asian="Times New Roman1" style:font-size-asian="10pt" style:language-asian="gl" style:country-asian="ES" style:font-weight-asian="normal" style:font-size-complex="10pt" style:font-weight-complex="normal"/>
    </style:style>
    <style:style style:name="T11" style:family="text">
      <style:text-properties style:font-name="Arial1" fo:font-size="10pt" fo:language="gl" fo:country="ES" fo:font-weight="normal" officeooo:rsid="001c8e7b" style:font-name-asian="Times New Roman1" style:font-size-asian="10pt" style:language-asian="gl" style:country-asian="ES" style:font-weight-asian="normal" style:font-size-complex="10pt" style:font-weight-complex="normal"/>
    </style:style>
    <style:style style:name="T12" style:family="text">
      <style:text-properties style:font-name="Arial1" fo:font-size="10pt" fo:language="gl" fo:country="ES" fo:font-weight="normal" officeooo:rsid="001d47e5" style:font-name-asian="Times New Roman1" style:font-size-asian="10pt" style:language-asian="gl" style:country-asian="ES" style:font-weight-asian="normal" style:font-size-complex="10pt" style:font-weight-complex="normal"/>
    </style:style>
    <style:style style:name="T13" style:family="text">
      <style:text-properties style:font-name="Arial1" fo:font-size="10pt" fo:language="gl" fo:country="ES" fo:font-weight="normal" officeooo:rsid="001db14f" style:font-name-asian="Times New Roman1" style:font-size-asian="10pt" style:language-asian="gl" style:country-asian="ES" style:font-weight-asian="normal" style:font-size-complex="10pt" style:font-weight-complex="normal"/>
    </style:style>
    <style:style style:name="T14" style:family="text">
      <style:text-properties style:font-name="Arial1" fo:font-size="10pt" fo:language="gl" fo:country="ES" fo:font-weight="normal" officeooo:rsid="001f2dea" style:font-name-asian="Times New Roman1" style:font-size-asian="10pt" style:language-asian="gl" style:country-asian="ES" style:font-weight-asian="normal" style:font-size-complex="10pt" style:font-weight-complex="normal"/>
    </style:style>
    <style:style style:name="T15" style:family="text">
      <style:text-properties style:font-name="Arial1" fo:font-size="10pt" fo:language="gl" fo:country="ES" fo:font-weight="normal" officeooo:rsid="002118f4" style:font-name-asian="Times New Roman1" style:font-size-asian="10pt" style:language-asian="gl" style:country-asian="ES" style:font-weight-asian="normal" style:font-size-complex="10pt" style:font-weight-complex="normal"/>
    </style:style>
    <style:style style:name="T16" style:family="text">
      <style:text-properties style:font-name="Arial1" fo:font-size="10pt" fo:language="gl" fo:country="ES" fo:font-weight="normal" officeooo:rsid="0022436a" style:font-name-asian="Times New Roman1" style:font-size-asian="10pt" style:language-asian="gl" style:country-asian="ES" style:font-weight-asian="normal" style:font-size-complex="10pt" style:font-weight-complex="normal"/>
    </style:style>
    <style:style style:name="T17" style:family="text">
      <style:text-properties style:font-name="Arial1" fo:font-size="10pt" fo:language="gl" fo:country="ES" fo:font-weight="normal" officeooo:rsid="00238269" style:font-name-asian="Times New Roman1" style:font-size-asian="10pt" style:language-asian="gl" style:country-asian="ES" style:font-weight-asian="normal" style:font-size-complex="10pt" style:font-weight-complex="normal"/>
    </style:style>
    <style:style style:name="T18" style:family="text">
      <style:text-properties style:font-name="Arial1" fo:font-size="10pt" fo:language="gl" fo:country="ES" fo:font-weight="normal" officeooo:rsid="002b1029" style:font-name-asian="Times New Roman1" style:font-size-asian="10pt" style:language-asian="gl" style:country-asian="ES" style:font-weight-asian="normal" style:font-size-complex="10pt" style:font-weight-complex="normal"/>
    </style:style>
    <style:style style:name="T19" style:family="text">
      <style:text-properties style:font-name="Arial1" fo:font-size="10pt" fo:language="gl" fo:country="ES" fo:font-weight="normal" officeooo:rsid="002bcdd2" style:font-name-asian="Times New Roman1" style:font-size-asian="10pt" style:language-asian="gl" style:country-asian="ES" style:font-weight-asian="normal" style:font-size-complex="10pt" style:font-weight-complex="normal"/>
    </style:style>
    <style:style style:name="T20" style:family="text">
      <style:text-properties style:font-name="Arial1" fo:font-size="10pt" fo:language="gl" fo:country="ES" fo:font-weight="normal" officeooo:rsid="002c2356" style:font-name-asian="Times New Roman1" style:font-size-asian="10pt" style:language-asian="gl" style:country-asian="ES" style:font-weight-asian="normal" style:font-size-complex="10pt" style:font-weight-complex="normal"/>
    </style:style>
    <style:style style:name="T21" style:family="text">
      <style:text-properties style:font-name="Arial1" fo:font-size="10pt" fo:language="gl" fo:country="ES" fo:font-weight="normal" officeooo:rsid="003505f9" style:font-name-asian="Times New Roman1" style:font-size-asian="10pt" style:language-asian="gl" style:country-asian="ES" style:font-weight-asian="normal" style:font-size-complex="10pt" style:font-weight-complex="normal"/>
    </style:style>
    <style:style style:name="T22" style:family="text">
      <style:text-properties style:font-name="Arial1" fo:font-size="10pt" fo:language="gl" fo:country="ES" fo:font-style="italic" fo:font-weight="normal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3" style:family="text">
      <style:text-properties style:font-name="Arial1" fo:font-size="10pt" fo:language="gl" fo:country="ES" fo:font-style="italic" fo:font-weight="normal" officeooo:rsid="001c8e7b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Arial1" fo:font-size="10pt" fo:language="gl" fo:country="ES" fo:font-style="italic" fo:font-weight="normal" officeooo:rsid="0019ff7e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5" style:family="text">
      <style:text-properties style:font-name="Arial1" fo:font-size="10pt" fo:language="gl" fo:country="ES" fo:font-style="italic" fo:font-weight="normal" officeooo:rsid="001d47e5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6" style:family="text">
      <style:text-properties style:font-name="Arial1" fo:font-size="10pt" fo:language="gl" fo:country="ES" fo:font-style="italic" fo:font-weight="normal" officeooo:rsid="001db14f" style:font-name-asian="Times New Roman1" style:font-size-asian="10pt" style:language-asian="gl" style:country-asian="ES" style:font-style-asian="italic" style:font-weight-asian="normal" style:font-size-complex="10pt" style:font-style-complex="italic" style:font-weight-complex="normal"/>
    </style:style>
    <style:style style:name="T27" style:family="text">
      <style:text-properties style:font-name="Arial1" fo:font-size="10pt" fo:language="gl" fo:country="ES" fo:font-style="normal" fo:font-weight="normal" officeooo:rsid="001f2dea" style:font-name-asian="Times New Roman1" style:font-size-asian="10pt" style:language-asian="gl" style:country-asian="ES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style:font-name="Courier New" fo:background-color="#ffffff" loext:char-shading-value="0" style:font-name-complex="Courier New2"/>
    </style:style>
    <style:style style:name="T29" style:family="text">
      <style:text-properties style:font-name="Courier New1" fo:font-size="10pt" fo:language="gl" fo:country="ES" fo:font-weight="normal" style:font-size-asian="10pt" style:language-asian="gl" style:country-asian="ES" style:font-weight-asian="normal" style:font-size-complex="10pt" style:font-weight-complex="normal"/>
    </style:style>
    <style:style style:name="T30" style:family="text">
      <style:text-properties officeooo:rsid="001c8e7b"/>
    </style:style>
    <style:style style:name="T31" style:family="text">
      <style:text-properties officeooo:rsid="002b1029"/>
    </style:style>
    <style:style style:name="T32" style:family="text">
      <style:text-properties style:use-window-font-color="true" style:font-name="Arial1" fo:font-size="10pt" fo:language="gl" fo:country="ES" fo:font-style="italic" fo:font-weight="normal" style:letter-kerning="false" fo:background-color="#ffffff" loext:char-shading-value="0" style:font-name-asian="Times New Roman1" style:font-size-asian="10pt" style:language-asian="gl" style:country-asian="E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33" style:family="text">
      <style:text-properties style:use-window-font-color="true" style:font-name="Arial1" fo:font-size="10pt" fo:language="gl" fo:country="ES" fo:font-style="italic" fo:font-weight="normal" officeooo:rsid="002b1029" style:letter-kerning="false" fo:background-color="#ffffff" loext:char-shading-value="0" style:font-name-asian="Times New Roman1" style:font-size-asian="10pt" style:language-asian="gl" style:country-asian="E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34" style:family="text">
      <style:text-properties style:use-window-font-color="true" style:font-name="Arial1" fo:font-size="10pt" fo:language="gl" fo:country="ES" fo:font-style="normal" fo:font-weight="normal" style:letter-kerning="false" fo:background-color="#ffffff" loext:char-shading-value="0" style:font-name-asian="Times New Roman1" style:font-size-asian="10pt" style:language-asian="gl" style:country-asian="E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35" style:family="text">
      <style:text-properties style:use-window-font-color="true" style:font-name="Arial1" fo:font-size="10pt" fo:language="gl" fo:country="ES" fo:font-style="normal" fo:font-weight="normal" officeooo:rsid="002b1029" style:letter-kerning="false" fo:background-color="#ffffff" loext:char-shading-value="0" style:font-name-asian="Times New Roman1" style:font-size-asian="10pt" style:language-asian="gl" style:country-asian="E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36" style:family="text">
      <style:text-properties style:use-window-font-color="true" style:font-name="Arial1" fo:font-size="10pt" fo:language="gl" fo:country="ES" fo:font-style="normal" fo:font-weight="normal" officeooo:rsid="00184fb1" style:letter-kerning="false" fo:background-color="#ffffff" loext:char-shading-value="0" style:font-name-asian="Times New Roman1" style:font-size-asian="10pt" style:language-asian="gl" style:country-asian="E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37" style:family="text">
      <style:text-properties style:use-window-font-color="true" style:font-name="Arial1" fo:font-size="10pt" fo:language="gl" fo:country="ES" fo:font-style="normal" fo:font-weight="normal" officeooo:rsid="0033a248" style:letter-kerning="false" fo:background-color="#ffffff" loext:char-shading-value="0" style:font-name-asian="Times New Roman1" style:font-size-asian="10pt" style:language-asian="gl" style:country-asian="E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38" style:family="text">
      <style:text-properties style:use-window-font-color="true" fo:font-style="italic" style:letter-kerning="false" fo:background-color="#ffffff" loext:char-shading-value="0" style:font-style-asian="italic" style:font-name-complex="Times New Roman1" style:language-complex="ar" style:country-complex="SA"/>
    </style:style>
    <style:style style:name="T39" style:family="text">
      <style:text-properties style:use-window-font-color="true" fo:font-style="normal" style:letter-kerning="false" fo:background-color="#ffffff" loext:char-shading-value="0" style:font-style-asian="normal" style:font-name-complex="Times New Roman1" style:language-complex="ar" style:country-complex="SA" style:font-style-complex="normal"/>
    </style:style>
    <style:style style:name="T40" style:family="text">
      <style:text-properties officeooo:rsid="003505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5cm" fo:text-indent="-0.635cm" fo:margin-left="7.74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</text:span><text:span text:style-name="T1">ISPARADORES</text:span><text:span text:style-name="T2"> </text:span><text:span text:style-name="T3">E EVENTOS</text:span></text:p>
      <text:p text:style-name="P1"/>
      <text:p text:style-name="P3"><text:span text:style-name="T3">D</text:span><text:span text:style-name="T1">ISPARADORES</text:span><text:span text:style-name="T3">:</text:span></text:p>
      <text:p text:style-name="P4"/>
      <text:list xml:id="list3381198379" text:style-name="L1">
        <text:list-item>
          <text:p text:style-name="P8"><text:span text:style-name="T8">Executa o código dos exemplos dos apuntamentos e c</text:span><text:span text:style-name="T11">omproba o resultado</text:span><text:span text:style-name="T8">.</text:span></text:p>
        </text:list-item>
      </text:list>
      <text:list xml:id="list260323983" text:style-name="Numbering_20_abc">
        <text:list-item>
          <text:list>
            <text:list-item>
              <text:p text:style-name="P20">Crear un disparador para validar a entrada de datos (pax.2).</text:p>
            </text:list-item>
            <text:list-item>
              <text:p text:style-name="P20">Crear un disparador para actualizar atributos derivados (pax. 3).</text:p>
            </text:list-item>
            <text:list-item>
              <text:p text:style-name="P20">Crear un disparador para levar rexistro das operacións realizadas (pax. 3-4).</text:p>
            </text:list-item>
            <text:list-item>
              <text:p text:style-name="P20">Crear un disparador para controlar as restriccións referenciais en táboas non transaccionais (pax. 5).</text:p>
            </text:list-item>
            <text:list-item>
              <text:p text:style-name="P31"><text:span text:style-name="T7">Consulta a información dos disparadores creados </text:span><text:span text:style-name="T11">(pax. 2)</text:span><text:span text:style-name="T7">.</text:span></text:p>
            </text:list-item>
            <text:list-item>
              <text:p text:style-name="P31"><text:span text:style-name="T7">Borra os disparadores creados </text:span><text:span text:style-name="T11">(pax. 1)</text:span><text:span text:style-name="T7">.</text:span></text:p>
            </text:list-item>
          </text:list>
        </text:list-item>
      </text:list>
      <text:list xml:id="list145849170247759" text:continue-list="list3381198379" text:style-name="L1">
        <text:list-item>
          <text:list>
            <text:list-header>
              <text:p text:style-name="P21"/>
            </text:list-header>
          </text:list>
        </text:list-item>
        <text:list-item>
          <text:p text:style-name="P8"><text:span text:style-name="T10">Na BD </text:span><text:span text:style-name="T4">traballadores</text:span><text:span text:style-name="T10"> c</text:span><text:span text:style-name="T8">rea t</text:span><text:span text:style-name="T10">res</text:span><text:span text:style-name="T8"> disparador</text:span><text:span text:style-name="T10">es para manter</text:span><text:span text:style-name="T8"> </text:span><text:span text:style-name="T10">actualizado o campo </text:span><text:span text:style-name="T24">depEmpregados</text:span><text:span text:style-name="T10"> da táboa </text:span><text:span text:style-name="T24">departamento</text:span><text:span text:style-name="T8">. </text:span><text:span text:style-name="T10">Deberán executarse respectivamente ao engadir un empregado, ao borrar un empregado e ao mover un empregado dun departamento a outro.</text:span></text:p>
          <text:p text:style-name="P23">Proba os disparadores creados usando sentenzas que afecte a varios empregados.</text:p>
          <text:p text:style-name="P23"/>
        </text:list-item>
        <text:list-item>
          <text:p text:style-name="P35"><text:span text:style-name="T10">Na BD </text:span><text:span text:style-name="T4">traballadores:</text:span><text:span text:style-name="T10"> </text:span></text:p>
          <text:p text:style-name="P9"><text:span text:style-name="T11">Crea unha táboa </text:span><text:span text:style-name="T23">centro_</text:span><text:span text:style-name="T26">aud</text:span><text:span text:style-name="T11"> que: </text:span></text:p>
        </text:list-item>
      </text:list>
      <text:list xml:id="list1864123484" text:style-name="L2">
        <text:list-item>
          <text:list>
            <text:list-item>
              <text:p text:style-name="P11"><text:span text:style-name="T11">Te</text:span><text:span text:style-name="T14">n</text:span><text:span text:style-name="T11"> todos os campos da táboa </text:span><text:span text:style-name="T23">centro.</text:span></text:p>
            </text:list-item>
          </text:list>
        </text:list-item>
      </text:list>
      <text:list xml:id="list631540452" text:style-name="L3">
        <text:list-item>
          <text:list>
            <text:list-item>
              <text:p text:style-name="P12"><text:span text:style-name="T27">Ten un campo </text:span><text:span text:style-name="T23">a</text:span><text:span text:style-name="T25">ud_dat</text:span><text:span text:style-name="T12"> de tipo TIMESTAMP, obrigatorio, </text:span><text:span text:style-name="T14">que </text:span><text:span text:style-name="T12">toma por defecto </text:span><text:span text:style-name="T14">o </text:span><text:span text:style-name="T15">tempo</text:span><text:span text:style-name="T12"> actual (</text:span><text:span text:style-name="Source_20_Text"><text:span text:style-name="T29">current_timestamp</text:span></text:span><text:span text:style-name="T12">).</text:span></text:p>
            </text:list-item>
            <text:list-item>
              <text:p text:style-name="P13"><text:span text:style-name="T27">Ten un campo </text:span><text:span text:style-name="T25">aud_usr</text:span><text:span text:style-name="T12"> de tipo V</text:span><text:span text:style-name="T14">ARCHAR(30)</text:span><text:span text:style-name="T12">, obrigatorio.</text:span></text:p>
            </text:list-item>
            <text:list-item>
              <text:p text:style-name="P13"><text:span text:style-name="T27">Ten un campo </text:span><text:span text:style-name="T25">aud_ope</text:span><text:span text:style-name="T12"> de tipo ENUM cos valores ‘I’, ‘U’, ‘D’, obrigatorio, con comentario ‘I=INSERT, U=UPDATE, D=DELETE’.</text:span></text:p>
            </text:list-item>
            <text:list-item>
              <text:p text:style-name="P32"><text:span text:style-name="T12">A </text:span><text:span text:style-name="T7">súa PK está formada por </text:span><text:span text:style-name="T22">cenNumero</text:span><text:span text:style-name="T7">, aud_data e aud_usr.</text:span></text:p>
            </text:list-item>
            <text:list-item>
              <text:p text:style-name="P32"><text:span text:style-name="T7">Ten unha FK en <text:s/></text:span><text:span text:style-name="T22">cenNumero</text:span><text:span text:style-name="T7">, que referencia ao mesmo campo da táboa </text:span><text:span text:style-name="T22">centro</text:span><text:span text:style-name="T7">.</text:span></text:p>
            </text:list-item>
          </text:list>
          <text:p text:style-name="P24"/>
          <text:p text:style-name="P13"><text:span text:style-name="T12">Crea d</text:span><text:span text:style-name="T13">ous</text:span><text:span text:style-name="T12"> disparadores sobre a táboa centro, que se executen antes de modificar e borrar datos da táboa respectivamente, e inserten na táboa </text:span><text:span text:style-name="T25">centro_aud</text:span><text:span text:style-name="T12"> unha fila cos </text:span><text:span text:style-name="T13">datos antes da operación.</text:span></text:p>
          <text:p text:style-name="P12"><text:span text:style-name="T13">P</text:span><text:span text:style-name="T15">ara obter o usuario actual podes usar </text:span><text:span text:style-name="Source_20_Text"><text:span text:style-name="T29">current_user</text:span></text:span><text:span text:style-name="Source_20_Text"><text:span text:style-name="T15">.</text:span></text:span></text:p>
          <text:p text:style-name="P33"><text:span text:style-name="T13">E</text:span><text:span text:style-name="T7">xecuta as probas necesarias para comprobar que funciona.</text:span></text:p>
        </text:list-item>
      </text:list>
      <text:p text:style-name="P7"/>
      <text:list xml:id="list145849950234807" text:continue-list="list145849170247759" text:style-name="L1">
        <text:list-item>
          <text:p text:style-name="P10"><text:span text:style-name="T11">N</text:span><text:span text:style-name="T13">a BD </text:span><text:span text:style-name="T5">traballadores</text:span><text:span text:style-name="T13"> crea </text:span><text:span text:style-name="T17">un</text:span><text:span text:style-name="T13"> disparadores que se executen a</text:span><text:span text:style-name="T17">ntes de</text:span><text:span text:style-name="T13"> modificar </text:span><text:span text:style-name="T26">departamentos</text:span><text:span text:style-name="T13"> e que comprobe que o director asignado pertence a dito departamento, </text:span><text:span text:style-name="T16">e se non se cumpre mostre un erro.</text:span></text:p>
          <text:p text:style-name="P25">Executa as probas necesarias para comprobar que funciona.</text:p>
        </text:list-item>
      </text:list>
      <text:p text:style-name="P5"/>
      <text:p text:style-name="P5"/>
      <text:p text:style-name="P6">EVENTOS:</text:p>
      <text:p text:style-name="P4"/>
      <text:list xml:id="list3153146704" text:style-name="L4">
        <text:list-item>
          <text:p text:style-name="P22">Executa o código dos exemplos dos apuntamentos e c<text:span text:style-name="T30">omproba o resultado</text:span>.</text:p>
        </text:list-item>
      </text:list>
      <text:list xml:id="list145850278038159" text:continue-list="list260323983" text:style-name="Numbering_20_abc">
        <text:list-item>
          <text:list>
            <text:list-item text:start-value="1">
              <text:p text:style-name="P26">Consulta o valor da variable de entorno <text:span text:style-name="T28">event_scheduler</text:span>, e se está desactivada actívaa.</text:p>
            </text:list-item>
            <text:list-item>
              <text:p text:style-name="P26">Crea dous eventos que:</text:p>
            </text:list-item>
          </text:list>
        </text:list-item>
      </text:list>
      <text:list xml:id="list1522825760" text:style-name="L5">
        <text:list-item>
          <text:list>
            <text:list-item>
              <text:list>
                <text:list-item>
                  <text:p text:style-name="P14"><text:span text:style-name="T9">O primeiro debe executarse</text:span><text:span text:style-name="T18"> o 1 de xullo ás 0h</text:span><text:span text:style-name="T9"> e </text:span><text:span text:style-name="T18">reducirá o prezo dos artigos un </text:span><text:span text:style-name="T9">1</text:span><text:span text:style-name="T18">0</text:span><text:span text:style-name="T9">% (p.</text:span><text:span text:style-name="T18">7</text:span><text:span text:style-name="T9">)</text:span></text:p>
                </text:list-item>
                <text:list-item>
                  <text:p text:style-name="P14"><text:span text:style-name="T9">O s</text:span><text:span text:style-name="T18">egundo</text:span><text:span text:style-name="T9"> debe executarse</text:span><text:span text:style-name="T18"> o 1 de agosto ás 0h</text:span><text:span text:style-name="T9"> e </text:span><text:span text:style-name="T18">subirá o prezo dos artigos un </text:span><text:span text:style-name="T9">1</text:span><text:span text:style-name="T18">0</text:span><text:span text:style-name="T9">% </text:span></text:p>
                  <text:p text:style-name="P27">(<text:span text:style-name="T31">este non está implementado nos apuntes, debes facelo ti)</text:span> </text:p>
                </text:list-item>
              </text:list>
            </text:list-item>
          </text:list>
        </text:list-item>
      </text:list>
      <text:list xml:id="list145849369959286" text:continue-list="list145850278038159" text:style-name="Numbering_20_abc">
        <text:list-item>
          <text:list>
            <text:list-item>
              <text:p text:style-name="P29">Crea unha táboa comprasPrevistas nas que se garde o cálculo de compras que deben facerse cada semana, e crea un evento <text:s/>que se execute semanalmente e inserte os datos das compras previstas para cada semana (pax. 7). </text:p>
            </text:list-item>
            <text:list-item>
              <text:p text:style-name="P29">Cambia o calendario de execución do evento <text:span text:style-name="T38">actualizaPrezo</text:span><text:span text:style-name="T39"> (pax.8)</text:span><text:span text:style-name="T38">.</text:span></text:p>
            </text:list-item>
            <text:list-item>
              <text:p text:style-name="P15"><text:span text:style-name="T35">Cambia o nome e a BD na que está do evento </text:span><text:span text:style-name="T33">actualizaPrezo</text:span><text:span text:style-name="T35"> (pax.8).</text:span></text:p>
            </text:list-item>
            <text:list-item>
              <text:p text:style-name="P34"><text:span text:style-name="T36">D</text:span><text:span text:style-name="T34">es</text:span><text:span text:style-name="T37">ha</text:span><text:span text:style-name="T34">bilita o evento <text:s/></text:span><text:span text:style-name="T32">actualizaPrezo</text:span><text:span text:style-name="T34"> (pax. 8).</text:span></text:p>
            </text:list-item>
            <text:list-item>
              <text:p text:style-name="P15"><text:span text:style-name="T36">C</text:span><text:span text:style-name="T35">onsulta os eventos existentes na BD <text:s/>(pax. 9).</text:span></text:p>
            </text:list-item>
            <text:list-item>
              <text:p text:style-name="P34"><text:span text:style-name="T35">B</text:span><text:span text:style-name="T34">orra algún dos eventos creados (pax. 8)</text:span></text:p>
            </text:list-item>
          </text:list>
        </text:list-item>
      </text:list>
      <text:list xml:id="list4085909210" text:style-name="L6">
        <text:list-item>
          <text:list>
            <text:list-header>
              <text:p text:style-name="P28"/>
            </text:list-header>
          </text:list>
        </text:list-item>
      </text:list>
      <text:list xml:id="list145849740874632" text:continue-list="list3153146704" text:style-name="L4">
        <text:list-item>
          <text:p text:style-name="P16"><text:span text:style-name="T8">N</text:span><text:span text:style-name="T19">a BD </text:span><text:span text:style-name="T6">tendaBD</text:span><text:span text:style-name="T19"> crea un evento que incremente o prezo de venta dos artigos un 1% cada 2 meses, empezando o 1 de xullo deste ano.</text:span></text:p>
          <text:p text:style-name="P16"><text:span text:style-name="T19"/></text:p>
        </text:list-item>
        <text:list-item>
          <text:p text:style-name="P18"><text:span text:style-name="T21">Modifica o evento creado na actividade anterior para que deixe de executarse o 1 de decembro do mesmo ano.</text:span></text:p>
          <text:p text:style-name="P18"><text:span text:style-name="T21"/></text:p>
        </text:list-item>
        <text:list-item>
          <text:p text:style-name="P18"><text:span text:style-name="T21">Modifica o evento creado na actividade anterior para desactivalo.</text:span></text:p>
          <text:p text:style-name="P30"/>
        </text:list-item>
        <text:list-item>
          <text:p text:style-name="P17"><text:span text:style-name="T8">N</text:span><text:span text:style-name="T19">a BD </text:span><text:span text:style-name="T6">tendaBD</text:span><text:span text:style-name="T19"> crea un evento </text:span><text:span text:style-name="T21">sen activar </text:span><text:span text:style-name="T19">que se execute o 10 de xuño ás 2h e </text:span><text:span text:style-name="T20">faga:</text:span></text:p>
        </text:list-item>
      </text:list>
      <text:list xml:id="list1752152244" text:style-name="L7">
        <text:list-item>
          <text:list>
            <text:list-item>
              <text:p text:style-name="P19"><text:span text:style-name="T19">Estableza a data actual como data de baixa </text:span><text:span text:style-name="T20">e</text:span><text:span text:style-name="T19"> </text:span><text:span text:style-name="T20">como data de última actualización, </text:span><text:span text:style-name="T19">para aqueles artigos sen data de baixa dos que non se vendeu ningunha unidade no último ano.</text:span></text:p>
            </text:list-item>
            <text:list-item>
              <text:p text:style-name="P19"><text:span text:style-name="T19">Estableza a data actual como data de baixa </text:span><text:span text:style-name="T20">e</text:span><text:span text:style-name="T19"> </text:span><text:span text:style-name="T20">como data de última actualización, </text:span><text:span text:style-name="T19">para aqueles c</text:span><text:span text:style-name="T20">liente</text:span><text:span text:style-name="T19"> sen data de baixa q</text:span><text:span text:style-name="T20">ue non mercaron nada</text:span><text:span text:style-name="T19"> no último ano.</text:span></text:p>
            </text:list-item>
          </text:list>
        </text:list-item>
      </text:list>
      <text:list xml:id="list145849046858940" text:continue-list="list145849740874632" text:style-name="L4">
        <text:list-header>
          <text:p text:style-name="P30"/>
        </text:list-header>
        <text:list-item>
          <text:p text:style-name="P18"><text:span text:style-name="T21">Modifica o evento creado na actividade anterior para activalo e cambia a súa data de execución para o 12 de xuño ás 20h.</text:span></text:p>
          <text:p text:style-name="P36"/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Arial" svg:font-family="Arial, sans-serif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fo:color="#00000a" style:font-name="Times New Roman" fo:font-family="'Times New Roman'" style:font-family-generic="roman" style:font-pitch="variable" fo:language="gl" fo:country="ES" style:letter-kerning="false" style:font-name-asian="Times New Roman1" style:font-family-asian="'Times New Roman'" style:font-family-generic-asian="system" style:font-pitch-asian="variable" style:language-asian="gl" style:country-asian="ES" style:font-name-complex="Times New Roman1" style:font-family-complex="'Times New Roman'" style:font-family-generic-complex="system" style:font-pitch-complex="variable" style:language-complex="ar" style:country-complex="SA"/>
    </style:style>
    <style:style style:name="p1" style:family="paragraph" style:default-outline-level="">
      <style:paragraph-properties fo:margin-top="0.212cm" fo:margin-bottom="0.106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uest1" style:family="paragraph" style:parent-style-name="p1" style:default-outline-level="">
      <style:paragraph-properties fo:margin-top="0.529cm" fo:margin-bottom="0.318cm" loext:contextual-spacing="false" fo:orphans="0" fo:widows="0" fo:padding-left="0cm" fo:padding-right="0cm" fo:padding-top="0cm" fo:padding-bottom="0.035cm" fo:border-left="none" fo:border-right="none" fo:border-top="none" fo:border-bottom="0.51pt solid #667dd1"/>
      <style:text-properties fo:color="#000080" style:font-name="Helvetica" fo:font-family="Helvetica" style:font-family-generic="roman" style:font-pitch="variable" fo:font-size="10pt" style:font-size-asian="10pt"/>
    </style:style>
    <style:style style:name="tx_5f_apoio" style:display-name="tx_apoio" style:family="paragraph" style:parent-style-name="cuest1" style:default-outline-level="">
      <style:paragraph-properties fo:padding-left="0.141cm" fo:padding-right="0cm" fo:padding-top="0cm" fo:padding-bottom="0.035cm" fo:border-left="4.51pt solid #667dd1" fo:border-right="none" fo:border-top="none" fo:border-bottom="0.51pt solid #667dd1"/>
      <style:text-properties style:use-window-font-color="true" style:font-name="Times New Roman" fo:font-family="'Times New Roman'" style:font-family-generic="roman" style:font-pitch="variable" fo:font-size="12pt" style:font-size-asian="12pt"/>
    </style:style>
    <style:style style:name="tx_5f_tarefa1" style:display-name="tx_tarefa1" style:family="paragraph" style:parent-style-name="tx_5f_apoio" style:default-outline-level="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403" style:display-name="ListLabel 403" style:family="text">
      <style:text-properties style:font-name="Arial2" fo:font-family="Arial" style:font-family-generic="roman" style:font-pitch="variable" fo:font-size="11pt" fo:font-weight="bold" style:font-name-complex="OpenSymbol1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1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1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1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1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1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="Arial2" fo:font-family="Arial" style:font-family-generic="roman" style:font-pitch="variable" fo:font-size="11pt" fo:font-weight="bold"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1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1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1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="Arial2" fo:font-family="Arial" style:font-family-generic="roman" style:font-pitch="variable" fo:font-size="11pt" fo:font-weight="bold" style:font-name-complex="Courier New2" style:font-family-complex="'Courier New'" style:font-family-generic-complex="system" style:font-pitch-complex="variable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84" style:display-name="ListLabel 484" style:family="text">
      <style:text-properties style:font-name-complex="Courier New2" style:font-family-complex="'Courier New'" style:font-family-generic-complex="system" style:font-pitch-complex="variable"/>
    </style:style>
    <style:style style:name="ListLabel_20_485" style:display-name="ListLabel 485" style:family="text">
      <style:text-properties style:font-name-complex="Courier New2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-complex="Courier New2" style:font-family-complex="'Courier New'" style:font-family-generic-complex="system" style:font-pitch-complex="variable"/>
    </style:style>
    <style:style style:name="ListLabel_20_490" style:display-name="ListLabel 490" style:family="text">
      <style:text-properties style:font-name-complex="Courier New2" style:font-family-complex="'Courier New'" style:font-family-generic-complex="system" style:font-pitch-complex="variable"/>
    </style:style>
    <style:style style:name="ListLabel_20_491" style:display-name="ListLabel 491" style:family="text">
      <style:text-properties style:font-name-complex="Courier New2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-complex="Courier New2" style:font-family-complex="'Courier New'" style:font-family-generic-complex="system" style:font-pitch-complex="variable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477" style:display-name="ListLabel 477" style:family="text">
      <style:text-properties style:font-name="Arial2" fo:font-family="Arial" style:font-family-generic="roman" style:font-pitch="variable" fo:font-size="11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7" style:display-name="ListLabel 487" style:family="text">
      <style:text-properties style:font-name-complex="Courier New2" style:font-family-complex="'Courier New'" style:font-family-generic-complex="system" style:font-pitch-complex="variable"/>
    </style:style>
    <style:style style:name="ListLabel_20_488" style:display-name="ListLabel 488" style:family="text">
      <style:text-properties style:font-name-complex="Courier New2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normal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bullet text:level="2" text:style-name="ListLabel_20_403" style:num-suffix="◦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fo:font-family="OpenSymbol"/>
      </text:list-level-style-bullet>
      <text:list-level-style-bullet text:level="3" text:style-name="ListLabel_20_404" style:num-suffix="▪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fo:font-family="OpenSymbol"/>
      </text:list-level-style-bullet>
      <text:list-level-style-bullet text:level="4" text:style-name="ListLabel_20_405" style:num-suffix="" text:bullet-char="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6" style:num-suffix="◦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fo:font-family="OpenSymbol"/>
      </text:list-level-style-bullet>
      <text:list-level-style-bullet text:level="6" text:style-name="ListLabel_20_407" style:num-suffix="▪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fo:font-family="OpenSymbol"/>
      </text:list-level-style-bullet>
      <text:list-level-style-bullet text:level="7" text:style-name="ListLabel_20_408" style:num-suffix="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fo:font-family="OpenSymbol"/>
      </text:list-level-style-bullet>
      <text:list-level-style-bullet text:level="9" text:style-name="ListLabel_20_410" style:num-suffix="▪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fo:font-family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bullet text:level="2" text:style-name="ListLabel_20_411" style:num-suffix="◦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fo:font-family="OpenSymbol"/>
      </text:list-level-style-bullet>
      <text:list-level-style-bullet text:level="3" text:style-name="ListLabel_20_412" style:num-suffix="▪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fo:font-family="OpenSymbol"/>
      </text:list-level-style-bullet>
      <text:list-level-style-bullet text:level="4" text:style-name="ListLabel_20_413" style:num-suffix="" text:bullet-char="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4" style:num-suffix="◦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fo:font-family="OpenSymbol"/>
      </text:list-level-style-bullet>
      <text:list-level-style-bullet text:level="6" text:style-name="ListLabel_20_415" style:num-suffix="▪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fo:font-family="OpenSymbol"/>
      </text:list-level-style-bullet>
      <text:list-level-style-bullet text:level="7" text:style-name="ListLabel_20_416" style:num-suffix="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17" style:num-suffix="◦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fo:font-family="OpenSymbol"/>
      </text:list-level-style-bullet>
      <text:list-level-style-bullet text:level="9" text:style-name="ListLabel_20_418" style:num-suffix="▪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fo:font-family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bullet text:level="2" text:style-name="ListLabel_20_419" style:num-suffix="o" text:bullet-char="o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466" style:num-suffix="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67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68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69" style:num-suffix="" text:bullet-char="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70" style:num-suffix="" text:bullet-char="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71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72" style:num-suffix="" text:bullet-char="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3" style:num-suffix="" text:bullet-char="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74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4" style:num-suffix="o" text:bullet-char="o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85" style:num-suffix="o" text:bullet-char="o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6" style:num-suffix="o" text:bullet-char="o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5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38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90" style:num-suffix="o" text:bullet-char="o">
        <style:list-level-properties text:list-level-position-and-space-mode="label-alignment">
          <style:list-level-label-alignment text:label-followed-by="listtab" fo:text-indent="-0.635cm" fo:margin-left="5.65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91" style:num-suffix="o" text:bullet-char="o">
        <style:list-level-properties text:list-level-position-and-space-mode="label-alignment">
          <style:list-level-label-alignment text:label-followed-by="listtab" fo:text-indent="-0.635cm" fo:margin-left="9.4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92" style:num-suffix="o" text:bullet-char="o">
        <style:list-level-properties text:list-level-position-and-space-mode="label-alignment">
          <style:list-level-label-alignment text:label-followed-by="listtab" fo:text-indent="-0.635cm" fo:margin-left="13.2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47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7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7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7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8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8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8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7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88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9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1T10:27:32.882000000</meta:creation-date>
    <dc:date>2022-05-28T14:58:48.419000000</dc:date>
    <meta:editing-duration>PT4H59M39S</meta:editing-duration>
    <meta:editing-cycles>27</meta:editing-cycles>
    <meta:generator>LibreOffice/6.3.4.2$Windows_x86 LibreOffice_project/60da17e045e08f1793c57c00ba83cdfce946d0aa</meta:generator>
    <meta:document-statistic meta:table-count="0" meta:image-count="0" meta:object-count="0" meta:page-count="2" meta:paragraph-count="46" meta:word-count="636" meta:character-count="3665" meta:non-whitespace-character-count="3104"/>
  </office:meta>
</office:document-meta>
</file>